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May 24</text:p>
      <text:p text:style-name="P1"/>
      <text:p text:style-name="P1">The initial project is done using activities. It contains two activities: one contains just a button that opens the other with an intent and startAction, the second has three EditText fields and a butt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7" meta:character-count="214"/>
    <dc:date>2014-05-25T11:39:47</dc:date>
    <meta:generator>OpenOffice.org/3.4$Linux OpenOffice.org_project/340m1$Build-9590</meta:generator>
  </office:meta>
</office:document-meta>
</file>